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fo:font-weight="bold" officeooo:rsid="000f91e5" officeooo:paragraph-rsid="000f91e5" style:font-size-asian="8.75pt" style:font-weight-asian="bold" style:font-size-complex="10pt" style:font-weight-complex="bold"/>
    </style:style>
    <style:style style:name="P2" style:family="paragraph" style:parent-style-name="Standard">
      <style:text-properties style:font-name="Courier New" fo:font-size="10pt" fo:font-weight="bold" officeooo:rsid="000f91e5" officeooo:paragraph-rsid="000f91e5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Courier New" fo:font-size="10pt" style:text-underline-style="solid" style:text-underline-width="auto" style:text-underline-color="font-color" fo:font-weight="bold" officeooo:rsid="000f524f" officeooo:paragraph-rsid="000f524f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Courier New" fo:font-size="10pt" style:text-underline-style="none" fo:font-weight="bold" officeooo:rsid="000f524f" officeooo:paragraph-rsid="000f524f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Courier New" fo:font-size="10pt" style:text-underline-style="none" fo:font-weight="normal" officeooo:rsid="000f524f" officeooo:paragraph-rsid="000f524f" style:font-size-asian="10pt" style:font-weight-asian="normal" style:font-size-complex="10pt" style:font-weight-complex="normal"/>
    </style:style>
    <style:style style:name="P6" style:family="paragraph" style:parent-style-name="Standard">
      <style:text-properties officeooo:paragraph-rsid="000f524f"/>
    </style:style>
    <style:style style:name="P7" style:family="paragraph" style:parent-style-name="Standard">
      <style:text-properties style:font-name="Courier New" fo:font-size="10pt" style:text-underline-style="none" fo:font-weight="normal" officeooo:rsid="000f524f" officeooo:paragraph-rsid="000f524f" style:font-size-asian="8.75pt" style:font-weight-asian="normal" style:font-size-complex="10pt" style:font-weight-complex="normal"/>
    </style:style>
    <style:style style:name="P8" style:family="paragraph" style:parent-style-name="Standard">
      <style:text-properties style:font-name="Courier New" fo:font-size="10pt" style:text-underline-style="solid" style:text-underline-width="auto" style:text-underline-color="font-color" fo:font-weight="bold" officeooo:rsid="000f524f" officeooo:paragraph-rsid="000f524f" style:font-size-asian="8.75pt" style:font-weight-asian="bold" style:font-size-complex="10pt" style:font-weight-complex="bold"/>
    </style:style>
    <style:style style:name="P9" style:family="paragraph" style:parent-style-name="Standard">
      <style:text-properties style:font-name="Courier New" fo:font-size="10pt" style:text-underline-style="none" fo:font-weight="bold" officeooo:rsid="000f524f" officeooo:paragraph-rsid="000f524f" style:font-size-asian="8.75pt" style:font-weight-asian="bold" style:font-size-complex="10pt" style:font-weight-complex="bold"/>
    </style:style>
    <style:style style:name="P10" style:family="paragraph" style:parent-style-name="Standard">
      <style:text-properties style:font-name="Courier New" fo:font-size="10pt" style:text-underline-style="none" fo:font-weight="bold" officeooo:rsid="000fefb4" officeooo:paragraph-rsid="000fefb4" style:font-size-asian="8.75pt" style:font-weight-asian="bold" style:font-size-complex="10pt" style:font-weight-complex="bold"/>
    </style:style>
    <style:style style:name="P11" style:family="paragraph" style:parent-style-name="Standard">
      <style:text-properties style:font-name="Courier New" fo:font-size="10pt" style:text-underline-style="none" fo:font-weight="normal" officeooo:rsid="000fefb4" officeooo:paragraph-rsid="000fefb4" style:font-size-asian="8.75pt" style:font-weight-asian="normal" style:font-size-complex="10pt" style:font-weight-complex="normal"/>
    </style:style>
    <style:style style:name="P12" style:family="paragraph" style:parent-style-name="Standard">
      <style:text-properties style:font-name="Courier New" fo:font-size="10pt" style:text-underline-style="none" fo:font-weight="bold" officeooo:rsid="000ffe84" officeooo:paragraph-rsid="000ffe84" style:font-size-asian="8.75pt" style:font-weight-asian="bold" style:font-size-complex="10pt" style:font-weight-complex="bold"/>
    </style:style>
    <style:style style:name="T1" style:family="text">
      <style:text-properties officeooo:rsid="000f524f"/>
    </style:style>
    <style:style style:name="T2" style:family="text">
      <style:text-properties officeooo:rsid="001299dc" style:font-size-asian="10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type="double" style:text-underline-width="auto" style:text-underline-color="font-color" fo:font-weight="normal" style:font-weight-asian="normal" style:font-weight-complex="normal"/>
    </style:style>
    <style:style style:name="T6" style:family="text">
      <style:text-properties style:font-name="Courier New" fo:font-size="10pt" style:text-underline-style="none" fo:font-weight="bold" officeooo:rsid="000f524f" style:font-size-asian="10pt" style:font-weight-asian="bold" style:font-size-complex="10pt" style:font-weight-complex="bold"/>
    </style:style>
    <style:style style:name="T7" style:family="text">
      <style:text-properties style:font-name="Courier New" fo:font-size="10pt" style:text-underline-style="none" fo:font-weight="normal" officeooo:rsid="000f524f" style:font-size-asian="10pt" style:font-weight-asian="normal" style:font-size-complex="10pt" style:font-weight-complex="normal"/>
    </style:style>
    <style:style style:name="T8" style:family="text">
      <style:text-properties style:font-name="Courier New" fo:font-size="10pt" style:text-underline-style="solid" style:text-underline-width="auto" style:text-underline-color="font-color" fo:font-weight="bold" officeooo:rsid="000f524f" style:font-size-asian="10pt" style:font-weight-asian="bold" style:font-size-complex="10pt" style:font-weight-complex="bold"/>
    </style:style>
    <style:style style:name="T9" style:family="text">
      <style:text-properties style:font-name="Courier New" fo:font-size="10pt" style:text-underline-style="none" fo:font-weight="normal" officeooo:rsid="000f524f" style:font-size-asian="8.75pt" style:font-weight-asian="normal" style:font-size-complex="10pt" style:font-weight-complex="normal"/>
    </style:style>
    <style:style style:name="T10" style:family="text">
      <style:text-properties style:text-underline-style="dotted" style:text-underline-width="bold" style:text-underline-color="font-color" fo:font-weight="normal" style:font-weight-asian="normal" style:font-weight-complex="normal"/>
    </style:style>
    <style:style style:name="T11" style:family="text">
      <style:text-properties fo:font-weight="normal" officeooo:rsid="000ffe84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4.<text:span text:style-name="T1">8</text:span></text:p>
      <text:p text:style-name="P1">Tema 4: <text:span text:style-name="T2"><text:s/>Transformación al Modelo Relacional</text:span></text:p>
      <text:p text:style-name="P2">Daniel Pino Gómez</text:p>
      <text:p text:style-name="P2"/>
      <text:p text:style-name="P3">Ejercicio 1:</text:p>
      <text:p text:style-name="P3"/>
      <text:p text:style-name="P4">Empleado<text:span text:style-name="T3">(</text:span><text:span text:style-name="T4">#id</text:span><text:span text:style-name="T3">, nombre, </text:span><text:span text:style-name="T5">dni</text:span><text:span text:style-name="T3">, </text:span><text:span text:style-name="T5">emial</text:span><text:span text:style-name="T3">, fecha_nacimiento, edad-d)</text:span></text:p>
      <text:p text:style-name="P5"/>
      <text:p text:style-name="P4">Cuidador<text:span text:style-name="T3">(</text:span><text:span text:style-name="T4">#empleado_id</text:span><text:span text:style-name="T3">, tipo_contrario, fecha_fin_contrato, fecha_contrato)</text:span></text:p>
      <text:p text:style-name="P5"><text:tab/>empleado_id → Empleado(not null, M:C, B:C)</text:p>
      <text:p text:style-name="P5"/>
      <text:p text:style-name="P6"><text:span text:style-name="T6">Guia</text:span><text:span text:style-name="T7">(</text:span><text:span text:style-name="T8">#empleado_id</text:span><text:span text:style-name="T7">, titulo, especialidad, años_</text:span><text:span text:style-name="T9">experiencia)</text:span></text:p>
      <text:p text:style-name="P7"><text:tab/>empleado_id → Empleado(not null, M:C, B:C)</text:p>
      <text:p text:style-name="P7"/>
      <text:p text:style-name="P7"/>
      <text:p text:style-name="P8">Ejercicio 2:</text:p>
      <text:p text:style-name="P8"/>
      <text:p text:style-name="P9">Alumno<text:span text:style-name="T3">(</text:span><text:span text:style-name="T4">#id</text:span><text:span text:style-name="T3">, nombre, </text:span><text:span text:style-name="T5">dni</text:span><text:span text:style-name="T3">, apellidos, direccion)</text:span></text:p>
      <text:p text:style-name="P7"/>
      <text:p text:style-name="P10">ESO<text:span text:style-name="T3">(</text:span><text:span text:style-name="T4">#alumno_id</text:span><text:span text:style-name="T3">, grupo, nivel, curso)</text:span></text:p>
      <text:p text:style-name="P11"><text:tab/>alumno_id → Alumno(not null, M:C, B:C)</text:p>
      <text:p text:style-name="P11"/>
      <text:p text:style-name="P10">FP<text:span text:style-name="T3">(</text:span><text:span text:style-name="T4">#alumno_id</text:span><text:span text:style-name="T3">, ciclo, nivel)</text:span></text:p>
      <text:p text:style-name="P11"><text:tab/>alumno_id → Alumno(not null, M:C, B:C)</text:p>
      <text:p text:style-name="P11"/>
      <text:p text:style-name="P10">BACH<text:span text:style-name="T3">(</text:span><text:span text:style-name="T4">#alumno_id</text:span><text:span text:style-name="T3">, grupo, orientacion, nivel)</text:span></text:p>
      <text:p text:style-name="P11"><text:tab/>alumno_id → Alumno(not null, M:C, B:C)</text:p>
      <text:p text:style-name="P11"/>
      <text:p text:style-name="P12">Empresa<text:span text:style-name="T3">(</text:span><text:span text:style-name="T4">#id</text:span><text:span text:style-name="T3">, nombre, </text:span><text:span text:style-name="T5">cif</text:span><text:span text:style-name="T3">)</text:span></text:p>
      <text:p text:style-name="P11"/>
      <text:p text:style-name="P10">RealizaPracticas<text:span text:style-name="T3">(</text:span><text:span text:style-name="T10">empresa_id</text:span><text:span text:style-name="T3">,</text:span><text:span text:style-name="T3"> </text:span><text:span text:style-name="T4">#alumno_id</text:span><text:span text:style-name="T11">)</text:span></text:p>
      <text:p text:style-name="P11"><text:tab/>empresa_id → Empresa(not null, M:C, B:R)</text:p>
      <text:p text:style-name="P11"><text:tab/>empleado_id → FP(not null, M:C, B:R)</text:p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1T09:48:08.533875300</meta:creation-date>
    <dc:date>2025-11-21T10:22:32.704137200</dc:date>
    <meta:editing-duration>PT11M26S</meta:editing-duration>
    <meta:editing-cycles>2</meta:editing-cycles>
    <meta:generator>LibreOffice/25.8.2.2$Windows_X86_64 LibreOffice_project/d401f2107ccab8f924a8e2df40f573aab7605b6f</meta:generator>
    <meta:document-statistic meta:table-count="0" meta:image-count="0" meta:object-count="0" meta:page-count="1" meta:paragraph-count="21" meta:word-count="92" meta:character-count="788" meta:non-whitespace-character-count="709"/>
  </office:meta>
</office:document-meta>
</file>